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weight="bold" style:font-weight-asian="bold" fo:font-size="14pt" style:font-size-asian="14pt"/>
    </style:style>
    <style:style style:name="P11" style:parent-style-name="ListParagraph" style:list-style-name="LFO2" style:family="paragraph"/>
    <style:style style:name="T12" style:parent-style-name="DefaultParagraphFont" style:family="text">
      <style:text-properties fo:font-size="12pt" style:font-size-asian="12pt"/>
    </style:style>
    <style:style style:name="P13" style:parent-style-name="ListParagraph" style:list-style-name="LFO2" style:family="paragraph"/>
    <style:style style:name="T14" style:parent-style-name="DefaultParagraphFont" style:family="text">
      <style:text-properties fo:font-size="12pt" style:font-size-asian="12pt"/>
    </style:style>
    <style:style style:name="P15" style:parent-style-name="ListParagraph" style:list-style-name="LFO2" style:family="paragraph"/>
    <style:style style:name="T16" style:parent-style-name="DefaultParagraphFont" style:family="text">
      <style:text-properties fo:font-size="12pt" style:font-size-asian="12pt"/>
    </style:style>
    <style:style style:name="P17" style:parent-style-name="Normal" style:family="paragraph">
      <style:text-properties fo:font-size="14pt" style:font-size-asian="14pt"/>
    </style:style>
    <style:style style:name="T18" style:parent-style-name="DefaultParagraphFont" style:family="text">
      <style:text-properties fo:font-weight="bold" style:font-weight-asian="bold" fo:font-size="14pt" style:font-size-asian="14pt"/>
    </style:style>
    <style:style style:name="T19" style:parent-style-name="DefaultParagraphFont" style:family="text">
      <style:text-properties fo:font-weight="bold" style:font-weight-asian="bold" fo:font-size="14pt" style:font-size-asian="14pt"/>
    </style:style>
    <style:style style:name="P20" style:parent-style-name="Normal" style:family="paragraph">
      <style:text-properties fo:font-weight="bold" style:font-weight-asian="bold" fo:font-size="12pt" style:font-size-asian="12pt"/>
    </style:style>
    <style:style style:name="P21" style:parent-style-name="ListParagraph" style:list-style-name="LFO4" style:family="paragraph">
      <style:text-properties fo:font-size="12pt" style:font-size-asian="12pt"/>
    </style:style>
    <style:style style:name="P22" style:parent-style-name="ListParagraph" style:list-style-name="LFO4" style:family="paragraph">
      <style:text-properties fo:font-size="12pt" style:font-size-asian="12pt"/>
    </style:style>
    <style:style style:name="P23" style:parent-style-name="ListParagraph" style:list-style-name="LFO4" style:family="paragraph">
      <style:text-properties fo:font-size="12pt" style:font-size-asian="12pt"/>
    </style:style>
    <style:style style:name="P24" style:parent-style-name="Normal" style:family="paragraph">
      <style:text-properties fo:font-weight="bold" style:font-weight-asian="bold" fo:font-size="12pt" style:font-size-asian="12pt"/>
    </style:style>
    <style:style style:name="P25" style:parent-style-name="ListParagraph" style:list-style-name="LFO5" style:family="paragraph">
      <style:text-properties fo:font-size="12pt" style:font-size-asian="12pt"/>
    </style:style>
    <style:style style:name="P26" style:parent-style-name="ListParagraph" style:list-style-name="LFO5" style:family="paragraph">
      <style:text-properties fo:font-size="12pt" style:font-size-asian="12pt"/>
    </style:style>
    <style:style style:name="P27" style:parent-style-name="ListParagraph" style:list-style-name="LFO5" style:family="paragraph">
      <style:text-properties fo:font-size="12pt" style:font-size-asian="12pt"/>
    </style:style>
    <style:style style:name="P28" style:parent-style-name="Normal" style:family="paragraph">
      <style:text-properties fo:font-weight="bold" style:font-weight-asian="bold" fo:font-size="12pt" style:font-size-asian="12pt"/>
    </style:style>
    <style:style style:name="P29" style:parent-style-name="ListParagraph" style:list-style-name="LFO6" style:family="paragraph">
      <style:text-properties fo:font-size="12pt" style:font-size-asian="12pt"/>
    </style:style>
    <style:style style:name="P30" style:parent-style-name="ListParagraph" style:list-style-name="LFO6" style:family="paragraph">
      <style:text-properties fo:font-size="12pt" style:font-size-asian="12pt"/>
    </style:style>
    <style:style style:name="P31" style:parent-style-name="ListParagraph" style:list-style-name="LFO6" style:family="paragraph">
      <style:text-properties fo:font-size="12pt" style:font-size-asian="12pt"/>
    </style:style>
    <style:style style:name="P32" style:parent-style-name="ListParagraph" style:list-style-name="LFO6" style:family="paragraph">
      <style:text-properties fo:font-size="12pt" style:font-size-asian="12pt"/>
    </style:style>
    <style:style style:name="P33" style:parent-style-name="ListParagraph" style:list-style-name="LFO6" style:family="paragraph">
      <style:text-properties fo:font-size="12pt" style:font-size-asian="12pt"/>
    </style:style>
    <style:style style:name="P34" style:parent-style-name="ListParagraph" style:list-style-name="LFO6" style:family="paragraph">
      <style:text-properties fo:font-size="12pt" style:font-size-asian="12pt"/>
    </style:style>
    <style:style style:name="P35" style:parent-style-name="ListParagraph" style:list-style-name="LFO6" style:family="paragraph">
      <style:text-properties fo:font-size="12pt" style:font-size-asian="12pt"/>
    </style:style>
    <style:style style:name="P36" style:parent-style-name="ListParagraph" style:list-style-name="LFO6"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weight="bold" style:font-weight-asian="bold" fo:font-size="12pt" style:font-size-asian="12pt"/>
    </style:style>
    <style:style style:name="P39" style:parent-style-name="ListParagraph" style:list-style-name="LFO7" style:family="paragraph">
      <style:text-properties fo:font-size="12pt" style:font-size-asian="12pt"/>
    </style:style>
    <style:style style:name="P40" style:parent-style-name="ListParagraph" style:list-style-name="LFO7" style:family="paragraph">
      <style:text-properties fo:font-size="12pt" style:font-size-asian="12pt"/>
    </style:style>
    <style:style style:name="P41" style:parent-style-name="ListParagraph" style:list-style-name="LFO7" style:family="paragraph">
      <style:text-properties fo:font-size="12pt" style:font-size-asian="12pt"/>
    </style:style>
    <style:style style:name="P42" style:parent-style-name="ListParagraph" style:list-style-name="LFO7" style:family="paragraph">
      <style:text-properties fo:font-size="12pt" style:font-size-asian="12pt"/>
    </style:style>
    <style:style style:name="P43" style:parent-style-name="ListParagraph" style:list-style-name="LFO7" style:family="paragraph">
      <style:text-properties fo:font-size="12pt" style:font-size-asian="12pt"/>
    </style:style>
    <style:style style:name="P44" style:parent-style-name="ListParagraph" style:list-style-name="LFO7" style:family="paragraph">
      <style:text-properties fo:font-size="12pt" style:font-size-asian="12pt"/>
    </style:style>
    <style:style style:name="P45" style:parent-style-name="ListParagraph" style:list-style-name="LFO7" style:family="paragraph">
      <style:text-properties fo:font-size="12pt" style:font-size-asian="12pt"/>
    </style:style>
    <style:style style:name="P46" style:parent-style-name="ListParagraph" style:list-style-name="LFO7" style:family="paragraph">
      <style:text-properties fo:font-size="12pt" style:font-size-asian="12pt"/>
    </style:style>
    <style:style style:name="P47" style:parent-style-name="ListParagraph" style:list-style-name="LFO7" style:family="paragraph">
      <style:text-properties fo:font-size="12pt" style:font-size-asian="12pt"/>
    </style:style>
    <style:style style:name="P48" style:parent-style-name="ListParagraph" style:list-style-name="LFO7" style:family="paragraph">
      <style:text-properties fo:font-size="12pt" style:font-size-asian="12pt"/>
    </style:style>
    <style:style style:name="P49" style:parent-style-name="ListParagraph" style:list-style-name="LFO7" style:family="paragraph">
      <style:text-properties fo:font-size="12pt" style:font-size-asian="12pt"/>
    </style:style>
    <style:style style:name="P50" style:parent-style-name="ListParagraph" style:list-style-name="LFO7" style:family="paragraph">
      <style:text-properties fo:font-size="12pt" style:font-size-asian="12pt"/>
    </style:style>
    <style:style style:name="P51" style:parent-style-name="ListParagraph" style:list-style-name="LFO7" style:family="paragraph">
      <style:text-properties fo:font-size="12pt" style:font-size-asian="12pt"/>
    </style:style>
    <style:style style:name="P52" style:parent-style-name="ListParagraph" style:list-style-name="LFO7" style:family="paragraph">
      <style:text-properties fo:font-size="12pt" style:font-size-asian="12pt"/>
    </style:style>
    <style:style style:name="P53" style:parent-style-name="Normal" style:family="paragraph">
      <style:text-properties fo:font-size="12pt" style:font-size-asian="12pt"/>
    </style:style>
    <style:style style:name="P54" style:parent-style-name="Normal" style:family="paragraph">
      <style:text-properties fo:font-weight="bold" style:font-weight-asian="bold" fo:font-size="12pt" style:font-size-asian="12pt"/>
    </style:style>
    <style:style style:name="P55" style:parent-style-name="ListParagraph" style:list-style-name="LFO8" style:family="paragraph">
      <style:text-properties fo:font-size="12pt" style:font-size-asian="12pt"/>
    </style:style>
    <style:style style:name="P56" style:parent-style-name="ListParagraph" style:list-style-name="LFO8" style:family="paragraph">
      <style:text-properties fo:font-size="12pt" style:font-size-asian="12pt"/>
    </style:style>
    <style:style style:name="P57" style:parent-style-name="ListParagraph" style:list-style-name="LFO8" style:family="paragraph">
      <style:text-properties fo:font-size="12pt" style:font-size-asian="12pt"/>
    </style:style>
    <style:style style:name="P58" style:parent-style-name="Normal" style:family="paragraph">
      <style:text-properties fo:font-size="12pt" style:font-size-asian="12pt"/>
    </style:style>
    <style:style style:name="P59" style:parent-style-name="Normal" style:family="paragraph">
      <style:text-properties fo:font-weight="bold" style:font-weight-asian="bold" fo:font-size="14pt" style:font-size-asian="14pt"/>
    </style:style>
    <style:style style:name="P60" style:parent-style-name="Normal" style:family="paragraph">
      <style:text-properties fo:font-weight="bold" style:font-weight-asian="bold" fo:font-size="12pt" style:font-size-asian="12pt" style:font-size-complex="12pt"/>
    </style:style>
    <style:style style:name="P61" style:parent-style-name="ListParagraph" style:list-style-name="LFO9" style:family="paragraph">
      <style:text-properties fo:font-size="12pt" style:font-size-asian="12pt" style:font-size-complex="12pt"/>
    </style:style>
    <style:style style:name="P62" style:parent-style-name="ListParagraph" style:list-style-name="LFO9" style:family="paragraph">
      <style:text-properties fo:font-size="12pt" style:font-size-asian="12pt" style:font-size-complex="12pt"/>
    </style:style>
    <style:style style:name="P63" style:parent-style-name="ListParagraph" style:list-style-name="LFO9" style:family="paragraph">
      <style:text-properties fo:font-size="12pt" style:font-size-asian="12pt" style:font-size-complex="12pt"/>
    </style:style>
    <style:style style:name="P64" style:parent-style-name="ListParagraph" style:list-style-name="LFO9" style:family="paragraph">
      <style:text-properties fo:font-size="12pt" style:font-size-asian="12pt" style:font-size-complex="12pt"/>
    </style:style>
    <style:style style:name="P65" style:parent-style-name="ListParagraph" style:list-style-name="LFO9" style:family="paragraph">
      <style:text-properties fo:font-size="12pt" style:font-size-asian="12pt" style:font-size-complex="12pt"/>
    </style:style>
    <style:style style:name="P66" style:parent-style-name="Normal" style:family="paragraph">
      <style:text-properties fo:font-weight="bold" style:font-weight-asian="bold" fo:font-size="12pt" style:font-size-asian="12pt" style:font-size-complex="12pt"/>
    </style:style>
    <style:style style:name="P67" style:parent-style-name="ListParagraph" style:list-style-name="LFO10" style:family="paragraph">
      <style:text-properties fo:font-size="12pt" style:font-size-asian="12pt" style:font-size-complex="12pt"/>
    </style:style>
    <style:style style:name="P68" style:parent-style-name="ListParagraph" style:list-style-name="LFO10" style:family="paragraph">
      <style:text-properties fo:font-size="12pt" style:font-size-asian="12pt" style:font-size-complex="12pt"/>
    </style:style>
    <style:style style:name="P69" style:parent-style-name="ListParagraph" style:list-style-name="LFO10" style:family="paragraph">
      <style:text-properties fo:font-size="12pt" style:font-size-asian="12pt" style:font-size-complex="12pt"/>
    </style:style>
    <style:style style:name="P70" style:parent-style-name="ListParagraph" style:list-style-name="LFO10" style:family="paragraph">
      <style:text-properties fo:font-size="12pt" style:font-size-asian="12pt" style:font-size-complex="12pt"/>
    </style:style>
    <style:style style:name="P71" style:parent-style-name="ListParagraph" style:list-style-name="LFO10" style:family="paragraph">
      <style:text-properties fo:font-size="12pt" style:font-size-asian="12pt" style:font-size-complex="12pt"/>
    </style:style>
    <style:style style:name="P72" style:parent-style-name="ListParagraph" style:list-style-name="LFO10" style:family="paragraph">
      <style:text-properties fo:font-size="12pt" style:font-size-asian="12pt" style:font-size-complex="12pt"/>
    </style:style>
    <style:style style:name="P73" style:parent-style-name="ListParagraph" style:list-style-name="LFO10" style:family="paragraph">
      <style:text-properties fo:font-size="12pt" style:font-size-asian="12pt" style:font-size-complex="12pt"/>
    </style:style>
    <style:style style:name="P74" style:parent-style-name="ListParagraph" style:list-style-name="LFO10" style:family="paragraph">
      <style:text-properties fo:font-size="12pt" style:font-size-asian="12pt" style:font-size-complex="12pt"/>
    </style:style>
    <style:style style:name="P75" style:parent-style-name="ListParagraph" style:list-style-name="LFO10" style:family="paragraph">
      <style:text-properties fo:font-size="12pt" style:font-size-asian="12pt" style:font-size-complex="12pt"/>
    </style:style>
    <style:style style:name="P76" style:parent-style-name="ListParagraph" style:list-style-name="LFO10" style:family="paragraph">
      <style:text-properties fo:font-size="12pt" style:font-size-asian="12pt" style:font-size-complex="12pt"/>
    </style:style>
    <style:style style:name="P77" style:parent-style-name="ListParagraph" style:list-style-name="LFO10" style:family="paragraph">
      <style:text-properties fo:font-size="12pt" style:font-size-asian="12pt" style:font-size-complex="12pt"/>
    </style:style>
    <style:style style:name="P78" style:parent-style-name="ListParagraph" style:list-style-name="LFO10" style:family="paragraph">
      <style:text-properties fo:font-size="12pt" style:font-size-asian="12pt" style:font-size-complex="12pt"/>
    </style:style>
    <style:style style:name="P79" style:parent-style-name="ListParagraph" style:list-style-name="LFO10" style:family="paragraph">
      <style:text-properties fo:font-size="12pt" style:font-size-asian="12pt" style:font-size-complex="12pt"/>
    </style:style>
    <style:style style:name="P80" style:parent-style-name="ListParagraph" style:list-style-name="LFO10" style:family="paragraph">
      <style:text-properties fo:font-size="12pt" style:font-size-asian="12pt" style:font-size-complex="12pt"/>
    </style:style>
    <style:style style:name="P81" style:parent-style-name="ListParagraph" style:list-style-name="LFO10" style:family="paragraph">
      <style:text-properties fo:font-size="12pt" style:font-size-asian="12pt" style:font-size-complex="12pt"/>
    </style:style>
    <style:style style:name="P82" style:parent-style-name="ListParagraph" style:list-style-name="LFO10" style:family="paragraph">
      <style:text-properties fo:font-size="12pt" style:font-size-asian="12pt" style:font-size-complex="12pt"/>
    </style:style>
    <style:style style:name="P83" style:parent-style-name="Normal" style:family="paragraph">
      <style:text-properties fo:font-weight="bold" style:font-weight-asian="bold" fo:font-size="12pt" style:font-size-asian="12pt" style:font-size-complex="12pt"/>
    </style:style>
    <style:style style:name="P84" style:parent-style-name="ListParagraph" style:list-style-name="LFO11" style:family="paragraph">
      <style:text-properties fo:font-size="12pt" style:font-size-asian="12pt" style:font-size-complex="12pt"/>
    </style:style>
    <style:style style:name="P85" style:parent-style-name="ListParagraph" style:list-style-name="LFO11" style:family="paragraph">
      <style:text-properties fo:font-size="12pt" style:font-size-asian="12pt" style:font-size-complex="12pt"/>
    </style:style>
    <style:style style:name="P86" style:parent-style-name="ListParagraph" style:list-style-name="LFO11" style:family="paragraph">
      <style:text-properties fo:font-size="12pt" style:font-size-asian="12pt" style:font-size-complex="12pt"/>
    </style:style>
    <style:style style:name="P87" style:parent-style-name="ListParagraph" style:list-style-name="LFO11" style:family="paragraph">
      <style:text-properties fo:font-size="12pt" style:font-size-asian="12pt" style:font-size-complex="12pt"/>
    </style:style>
    <style:style style:name="P88" style:parent-style-name="ListParagraph" style:list-style-name="LFO11" style:family="paragraph">
      <style:text-properties fo:font-size="12pt" style:font-size-asian="12pt" style:font-size-complex="12pt"/>
    </style:style>
    <style:style style:name="P89" style:parent-style-name="ListParagraph" style:list-style-name="LFO11" style:family="paragraph">
      <style:text-properties fo:font-size="12pt" style:font-size-asian="12pt" style:font-size-complex="12pt"/>
    </style:style>
    <style:style style:name="P90" style:parent-style-name="ListParagraph" style:list-style-name="LFO11" style:family="paragraph">
      <style:text-properties fo:font-size="12pt" style:font-size-asian="12pt" style:font-size-complex="12pt"/>
    </style:style>
    <style:style style:name="P91" style:parent-style-name="ListParagraph" style:list-style-name="LFO11" style:family="paragraph">
      <style:text-properties fo:font-size="12pt" style:font-size-asian="12pt" style:font-size-complex="12pt"/>
    </style:style>
    <style:style style:name="P92" style:parent-style-name="Normal" style:family="paragraph">
      <style:text-properties fo:font-weight="bold" style:font-weight-asian="bold" fo:font-size="12pt" style:font-size-asian="12pt" style:font-size-complex="12pt"/>
    </style:style>
    <style:style style:name="P93" style:parent-style-name="ListParagraph" style:list-style-name="LFO12" style:family="paragraph">
      <style:text-properties fo:font-size="12pt" style:font-size-asian="12pt" style:font-size-complex="12pt"/>
    </style:style>
    <style:style style:name="P94" style:parent-style-name="ListParagraph" style:list-style-name="LFO12" style:family="paragraph">
      <style:text-properties fo:font-size="12pt" style:font-size-asian="12pt" style:font-size-complex="12pt"/>
    </style:style>
    <style:style style:name="P95" style:parent-style-name="ListParagraph" style:list-style-name="LFO12" style:family="paragraph">
      <style:text-properties fo:font-size="12pt" style:font-size-asian="12pt" style:font-size-complex="12pt"/>
    </style:style>
    <style:style style:name="P96" style:parent-style-name="ListParagraph" style:list-style-name="LFO12" style:family="paragraph">
      <style:text-properties fo:font-size="12pt" style:font-size-asian="12pt" style:font-size-complex="12pt"/>
    </style:style>
    <style:style style:name="P97" style:parent-style-name="ListParagraph" style:list-style-name="LFO12" style:family="paragraph">
      <style:text-properties fo:font-size="12pt" style:font-size-asian="12pt" style:font-size-complex="12pt"/>
    </style:style>
    <style:style style:name="P98" style:parent-style-name="ListParagraph" style:list-style-name="LFO12" style:family="paragraph">
      <style:text-properties fo:font-size="12pt" style:font-size-asian="12pt" style:font-size-complex="12pt"/>
    </style:style>
    <style:style style:name="P99" style:parent-style-name="Normal" style:family="paragraph">
      <style:text-properties fo:font-weight="bold" style:font-weight-asian="bold" fo:font-size="12pt" style:font-size-asian="12pt" style:font-size-complex="12pt"/>
    </style:style>
    <style:style style:name="P100" style:parent-style-name="ListParagraph" style:list-style-name="LFO13" style:family="paragraph">
      <style:text-properties fo:font-size="12pt" style:font-size-asian="12pt" style:font-size-complex="12pt"/>
    </style:style>
    <style:style style:name="P101" style:parent-style-name="ListParagraph" style:list-style-name="LFO13" style:family="paragraph">
      <style:text-properties fo:font-size="12pt" style:font-size-asian="12pt" style:font-size-complex="12pt"/>
    </style:style>
    <style:style style:name="P102" style:parent-style-name="ListParagraph" style:list-style-name="LFO13" style:family="paragraph">
      <style:text-properties fo:font-size="12pt" style:font-size-asian="12pt" style:font-size-complex="12pt"/>
    </style:style>
    <style:style style:name="P103" style:parent-style-name="ListParagraph" style:list-style-name="LFO13" style:family="paragraph">
      <style:text-properties fo:font-size="12pt" style:font-size-asian="12pt" style:font-size-complex="12pt"/>
    </style:style>
    <style:style style:name="P104" style:parent-style-name="ListParagraph" style:list-style-name="LFO13"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weight="bold" style:font-weight-asian="bold" fo:font-size="14pt" style:font-size-asian="14pt" style:font-size-complex="12pt"/>
    </style:style>
    <style:style style:name="P107" style:parent-style-name="ListParagraph" style:list-style-name="LFO14" style:family="paragraph">
      <style:text-properties fo:font-size="12pt" style:font-size-asian="12pt" style:font-size-complex="12pt"/>
    </style:style>
    <style:style style:name="P108" style:parent-style-name="ListParagraph" style:list-style-name="LFO14" style:family="paragraph">
      <style:text-properties fo:font-size="12pt" style:font-size-asian="12pt" style:font-size-complex="12pt"/>
    </style:style>
    <style:style style:name="P109" style:parent-style-name="ListParagraph" style:list-style-name="LFO14" style:family="paragraph">
      <style:text-properties fo:font-size="12pt" style:font-size-asian="12pt" style:font-size-complex="12pt"/>
    </style:style>
    <style:style style:name="P110" style:parent-style-name="ListParagraph" style:list-style-name="LFO14" style:family="paragraph">
      <style:text-properties fo:font-size="12pt" style:font-size-asian="12pt" style:font-size-complex="12pt"/>
    </style:style>
    <style:style style:name="P111" style:parent-style-name="ListParagraph" style:list-style-name="LFO14" style:family="paragraph">
      <style:text-properties fo:font-size="12pt" style:font-size-asian="12pt" style:font-size-complex="12pt"/>
    </style:style>
    <style:style style:name="P112" style:parent-style-name="ListParagraph" style:list-style-name="LFO14" style:family="paragraph">
      <style:text-properties fo:font-size="12pt" style:font-size-asian="12pt" style:font-size-complex="12pt"/>
    </style:style>
    <style:style style:name="P113" style:parent-style-name="ListParagraph" style:list-style-name="LFO14" style:family="paragraph">
      <style:text-properties fo:font-size="12pt" style:font-size-asian="12pt" style:font-size-complex="12pt"/>
    </style:style>
    <style:style style:name="P114" style:parent-style-name="ListParagraph" style:list-style-name="LFO14" style:family="paragraph">
      <style:text-properties fo:font-size="12pt" style:font-size-asian="12pt" style:font-size-complex="12pt"/>
    </style:style>
    <style:style style:name="P115" style:parent-style-name="ListParagraph" style:list-style-name="LFO14" style:family="paragraph">
      <style:text-properties fo:font-size="12pt" style:font-size-asian="12pt" style:font-size-complex="12pt"/>
    </style:style>
    <style:style style:name="P116" style:parent-style-name="ListParagraph" style:list-style-name="LFO14" style:family="paragraph">
      <style:text-properties fo:font-size="12pt" style:font-size-asian="12pt" style:font-size-complex="12pt"/>
    </style:style>
    <style:style style:name="P117" style:parent-style-name="ListParagraph" style:list-style-name="LFO14" style:family="paragraph">
      <style:text-properties fo:font-size="12pt" style:font-size-asian="12pt" style:font-size-complex="12pt"/>
    </style:style>
    <style:style style:name="P118" style:parent-style-name="ListParagraph" style:list-style-name="LFO14"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weight="bold" style:font-weight-asian="bold" fo:font-size="14pt" style:font-size-asian="14pt" style:font-size-complex="12pt"/>
    </style:style>
    <style:style style:name="P121" style:parent-style-name="ListParagraph" style:list-style-name="LFO15" style:family="paragraph">
      <style:text-properties fo:font-size="12pt" style:font-size-asian="12pt" style:font-size-complex="12pt"/>
    </style:style>
    <style:style style:name="P122" style:parent-style-name="ListParagraph" style:list-style-name="LFO15" style:family="paragraph">
      <style:text-properties fo:font-size="12pt" style:font-size-asian="12pt" style:font-size-complex="12pt"/>
    </style:style>
    <style:style style:name="P123" style:parent-style-name="ListParagraph" style:list-style-name="LFO15" style:family="paragraph">
      <style:text-properties fo:font-size="12pt" style:font-size-asian="12pt" style:font-size-complex="12pt"/>
    </style:style>
    <style:style style:name="P124" style:parent-style-name="ListParagraph" style:list-style-name="LFO15" style:family="paragraph">
      <style:text-properties fo:font-size="12pt" style:font-size-asian="12pt" style:font-size-complex="12pt"/>
    </style:style>
    <style:style style:name="P125" style:parent-style-name="ListParagraph" style:list-style-name="LFO15" style:family="paragraph">
      <style:text-properties fo:font-size="12pt" style:font-size-asian="12pt" style:font-size-complex="12pt"/>
    </style:style>
    <style:style style:name="P126" style:parent-style-name="ListParagraph" style:list-style-name="LFO15" style:family="paragraph">
      <style:text-properties fo:font-size="12pt" style:font-size-asian="12pt" style:font-size-complex="12pt"/>
    </style:style>
    <style:style style:name="P127" style:parent-style-name="ListParagraph" style:list-style-name="LFO15" style:family="paragraph">
      <style:text-properties fo:font-size="12pt" style:font-size-asian="12pt" style:font-size-complex="12pt"/>
    </style:style>
  </office:automatic-styles>
  <office:body>
    <office:text text:use-soft-page-breaks="true">
      <text:p text:style-name="P1">5-Week 5 Redman And Wilkinson Chapter 7- Performance Appraisal</text:p>
      <text:p text:style-name="P2">Intro</text:p>
      <text:list text:style-name="LFO1" text:continue-numbering="true">
        <text:list-item>
          <text:p text:style-name="P3">Dev has been driven by larege scale org change rather than<text:s/>theoretical advances in study</text:p>
        </text:list-item>
        <text:list-item>
          <text:p text:style-name="P4">Prominent here are the advent of downsizing, decetnralisation and delayering, flexiilisation of workforce, move to teamworking wave after wave of culture changes progs and new man initaitaive such as total quality management</text:p>
        </text:list-item>
        <text:list-item>
          <text:p text:style-name="P5">Dev in integrated reward systems, harmonisation and the increased use of merit and perf ased pay have been strongly associated with growth of perf appraisal</text:p>
        </text:list-item>
        <text:list-item>
          <text:p text:style-name="P6">2 implications</text:p>
        </text:list-item>
        <text:list-item>
          <text:p text:style-name="P7">First clearly inappropriate to expect those appraisal chemes operating 10 years or so to be effective in many orgs today</text:p>
        </text:list-item>
        <text:list-item>
          <text:p text:style-name="P8">Second rather than new developments herlding the end of perf<text:s/><text:s/>appraisal or diminsishing its importance they appear to have enhanced its corntibution to helping achieve org object and have stimulated considerable experimentation and innovation in its practice</text:p>
        </text:list-item>
      </text:list>
      <text:p text:style-name="P9"/>
      <text:p text:style-name="P10">Development of performance appraisal</text:p>
      <text:list text:style-name="LFO2" text:continue-numbering="true">
        <text:list-item>
          <text:p text:style-name="P11"><text:span text:style-name="T12">Been around as long as people have worked</text:span></text:p>
        </text:list-item>
        <text:list-item>
          <text:p text:style-name="P13"><text:span text:style-name="T14">Pef appraisal become a staple element of hrm</text:span></text:p>
        </text:list-item>
        <text:list-item>
          <text:p text:style-name="P15"><text:span text:style-name="T16">Large research on the topic</text:span></text:p>
        </text:list-item>
      </text:list>
      <text:p text:style-name="P17"/>
      <text:p text:style-name="Normal"><text:span text:style-name="T18">The pr</text:span><text:span text:style-name="T19">actice of performance appraisal</text:span></text:p>
      <text:p text:style-name="P20">How widespread is performance appraisal?</text:p>
      <text:list text:style-name="LFO4" text:continue-numbering="true">
        <text:list-item>
          <text:p text:style-name="P21">Widespread in western countries</text:p>
        </text:list-item>
        <text:list-item>
          <text:p text:style-name="P22">In large and medium sized us orgs perf app systems are now virtually universally present</text:p>
        </text:list-item>
        <text:list-item>
          <text:p text:style-name="P23">Prominent in some industrial sectors in the uk such as financial services</text:p>
        </text:list-item>
      </text:list>
      <text:p text:style-name="P24">How is appraisal conducted?</text:p>
      <text:list text:style-name="LFO5" text:continue-numbering="true">
        <text:list-item>
          <text:p text:style-name="P25">Wide range of methods – simplest of ranking schemes through objective, standard and competency based systems to complex behaviourally anchored rating schemes</text:p>
        </text:list-item>
        <text:list-item>
          <text:p text:style-name="P26">Shemes is largely a reflection of its managerial beliefs the amount of reosurces it has available to commit and the expertise it possesses</text:p>
        </text:list-item>
        <text:list-item>
          <text:p text:style-name="P27">Manin reason behind multiple systems was the wish to separate out reward and non reward aspects of appraisal, different systems for different groups and separate systsms for different parts of the org</text:p>
        </text:list-item>
      </text:list>
      <text:p text:style-name="P28">What is it used for?</text:p>
      <text:list text:style-name="LFO6" text:continue-numbering="true">
        <text:list-item>
          <text:p text:style-name="P29">Clarifying and defining perf expectations, identifying training and dev needs, providing career counselling, sucession planning, imporivng individual, team and corporate perf, facilitating comms and involvement, allocating financaial rewards, determing promotion, motivating nad controlling employees and achieving cultural change</text:p>
        </text:list-item>
        <text:list-item>
          <text:p text:style-name="P30">Suggest more judgementl and harder forms of perf appraisal are on the increase and that softer largely developmental approaches are decling</text:p>
        </text:list-item>
        <text:list-item>
          <text:p text:style-name="P31">Shift away from using it for career planning and identifying future potential and increased use of it for improving current perf and allocating rewards</text:p>
        </text:list-item>
        <text:list-item>
          <text:p text:style-name="P32">Helps to intergare various hrm areas into coherent package of practices</text:p>
        </text:list-item>
        <text:list-item>
          <text:p text:style-name="P33">Gives rise to riticism that perf app systems are simply too ambitious in theat mangers expect them to be able to accommodate a very wide range of purposes</text:p>
        </text:list-item>
        <text:list-item>
          <text:p text:style-name="P34">Many of the above purposes of app are seen as being in conflict</text:p>
        </text:list-item>
        <text:list-item>
          <text:p text:style-name="P35">Concentrates on the past at the expense of future perf</text:p>
        </text:list-item>
        <text:list-item>
          <text:p text:style-name="P36">Allocating rewards and identifying training needs are often seen as bing incompatible obj in a single app scheme</text:p>
        </text:list-item>
      </text:list>
      <text:p text:style-name="P37"/>
      <text:p text:style-name="P38">Performance management</text:p>
      <text:list text:style-name="LFO7" text:continue-numbering="true">
        <text:list-item>
          <text:p text:style-name="P39">Defined as systems and attitudes which helo org to plan, delegeat eand assess the operation of their services</text:p>
        </text:list-item>
        <text:list-item>
          <text:p text:style-name="P40">System:</text:p>
          <text:list text:continue-numbering="true">
            <text:list-item>
              <text:p text:style-name="P41">Shared vision of the org obj communicated via a mission statement to all employees</text:p>
            </text:list-item>
            <text:list-item>
              <text:p text:style-name="P42">Individual perf targets which are related to operating unit and wider org objs</text:p>
            </text:list-item>
            <text:list-item>
              <text:p text:style-name="P43">Regular formal review of progress towards targets</text:p>
            </text:list-item>
            <text:list-item>
              <text:p text:style-name="P44">Review process which identifies training and development needs and rewards outcomes</text:p>
            </text:list-item>
            <text:list-item>
              <text:p text:style-name="P45">Evaluation of the effectiveness of the whole process and its contribution to overall org perf to allow changes and improvements to be made</text:p>
            </text:list-item>
          </text:list>
        </text:list-item>
        <text:list-item>
          <text:p text:style-name="P46">Connects the obj of the org to a system of work tragets for individual employees</text:p>
        </text:list-item>
        <text:list-item>
          <text:p text:style-name="P47">Growing critique of perf management<text:s/></text:p>
        </text:list-item>
        <text:list-item>
          <text:p text:style-name="P48">Seen as adding more pressure to a short term view, may hamper org perf over lg term</text:p>
        </text:list-item>
        <text:list-item>
          <text:p text:style-name="P49">Often proffered in very prescriptive fashion, advocating a single best way, to the neglet of important variables such as degree of centralisation, unionisation etc</text:p>
        </text:list-item>
        <text:list-item>
          <text:p text:style-name="P50">It is supposed to be lin meng driven but case studies report the motivating forces in org as being chief exe and hr departments</text:p>
        </text:list-item>
        <text:list-item>
          <text:p text:style-name="P51">Grwonig conernt that perf management sstems becuasue of their focus on the bottom line have added unduly to the pressures and stress of work life for many employees</text:p>
        </text:list-item>
        <text:list-item>
          <text:p text:style-name="P52">There is a view that it is ineffective</text:p>
        </text:list-item>
      </text:list>
      <text:p text:style-name="P53"/>
      <text:p text:style-name="P54">Performance appraisal as managerial control</text:p>
      <text:list text:style-name="LFO8" text:continue-numbering="true">
        <text:list-item>
          <text:p text:style-name="P55">Now seen by some as being much more important in maintaining employee loyalty and commitment than in directly anaging perf</text:p>
        </text:list-item>
        <text:list-item>
          <text:p text:style-name="P56">Find an increasing <text:s/>use of app systems for non mangagerial employees that are based on social attitudential and trati attributes</text:p>
        </text:list-item>
        <text:list-item>
          <text:p text:style-name="P57">Have increased potential for managerial control and the utilisation of the panoptical power of perf appraisal</text:p>
        </text:list-item>
      </text:list>
      <text:p text:style-name="P58"/>
      <text:p text:style-name="P59">Recent developments in performance appraisal</text:p>
      <text:p text:style-name="P60">Upward appraisal</text:p>
      <text:list text:style-name="LFO9" text:continue-numbering="true">
        <text:list-item>
          <text:p text:style-name="P61">Recent addition</text:p>
        </text:list-item>
        <text:list-item>
          <text:p text:style-name="P62">More common in us</text:p>
        </text:list-item>
        <text:list-item>
          <text:p text:style-name="P63">Involves the employee rating their managers perf via in most cases an anonymous questionare</text:p>
        </text:list-item>
        <text:list-item>
          <text:p text:style-name="P64">Advocates claim benefit for this nclding improved managerial effectiveness and leadership and increased employee voice and empowerment</text:p>
        </text:list-item>
        <text:list-item>
          <text:p text:style-name="P65">Seen as being more in tune with the delayerd org where managerial spans of congrol are greater and working arrangement much more diverse</text:p>
        </text:list-item>
      </text:list>
      <text:p text:style-name="P66">360 degree performance appraisal</text:p>
      <text:list text:style-name="LFO10" text:continue-numbering="true">
        <text:list-item>
          <text:p text:style-name="P67">Origins in us army</text:p>
        </text:list-item>
        <text:list-item>
          <text:p text:style-name="P68">Military reserchers found that peers opions were more accurate indicators of a soldiers ability than were those of superiors</text:p>
        </text:list-item>
        <text:list-item>
          <text:p text:style-name="P69">Used to describe the all encompassing direction of feedback derived from a composite rating from ppers, subordinates, supervisors and occasionally customers</text:p>
        </text:list-item>
        <text:list-item>
          <text:p text:style-name="P70">Normally conducted by anonymous survey</text:p>
        </text:list-item>
        <text:list-item>
          <text:p text:style-name="P71">Many orgs use fully structured questionnaires based upon models of managerial competency</text:p>
        </text:list-item>
        <text:list-item>
          <text:p text:style-name="P72">Some is individual career management prog</text:p>
        </text:list-item>
        <text:list-item>
          <text:p text:style-name="P73">Responding to open questions</text:p>
        </text:list-item>
        <text:list-item>
          <text:p text:style-name="P74">Unstructed systems have advantage in tapping into key aspects of managerial perf</text:p>
        </text:list-item>
        <text:list-item>
          <text:p text:style-name="P75">Danger is incompetent managers may well fare better than one who is highly effective but not particularaly pleasant</text:p>
        </text:list-item>
        <text:list-item>
          <text:p text:style-name="P76">Sot of safety in numbes approach i</text:p>
        </text:list-item>
        <text:list-item>
          <text:p text:style-name="P77">Can provide a more meaningful appraisal for employees with little contact with their workplace</text:p>
        </text:list-item>
        <text:list-item>
          <text:p text:style-name="P78">Remains to be seen whether benefits gained are outweighted by the time effort and costs involved</text:p>
        </text:list-item>
        <text:list-item>
          <text:p text:style-name="P79">Ratings are only as good as the questions asked and often the interpretation of question workding is far from clear in many isntrumetns</text:p>
        </text:list-item>
        <text:list-item>
          <text:p text:style-name="P80">All raters are given the same instruemtn, despite the different nature of the contact with te appraise</text:p>
        </text:list-item>
        <text:list-item>
          <text:p text:style-name="P81">Items based on actual behavrious tend to be more effective</text:p>
        </text:list-item>
        <text:list-item>
          <text:p text:style-name="P82">Also tendency to produce overly bureaucratic systems</text:p>
        </text:list-item>
      </text:list>
      <text:p text:style-name="P83">Customer appraisal</text:p>
      <text:list text:style-name="LFO11" text:continue-numbering="true">
        <text:list-item>
          <text:p text:style-name="P84">Customer care progs now widespread in private and public sector</text:p>
        </text:list-item>
        <text:list-item>
          <text:p text:style-name="P85">Impact is that orgs are now increasingly setting employee perf standards based upon customer care indicators and appraising staff against these</text:p>
        </text:list-item>
        <text:list-item>
          <text:p text:style-name="P86">Mix of hard and soft qualitiataive standar used</text:p>
        </text:list-item>
        <text:list-item>
          <text:p text:style-name="P87">Customer servie data for use in apprasing employee gatherd by a variety of methods</text:p>
        </text:list-item>
        <text:list-item>
          <text:p text:style-name="P88">Customer survyes or surveillance techniques used by managers to sample the service encounter</text:p>
        </text:list-item>
        <text:list-item>
          <text:p text:style-name="P89">Increasing use of mystery or phantom shopper</text:p>
        </text:list-item>
        <text:list-item>
          <text:p text:style-name="P90">Mystery shopping argued to give a company rich source of data tha cant be<text:s/></text:p>
        </text:list-item>
        <text:list-item>
          <text:p text:style-name="P91">uncovered by toher means such as surveys</text:p>
        </text:list-item>
      </text:list>
      <text:p text:style-name="P92">Team based appraisal</text:p>
      <text:list text:style-name="LFO12" text:continue-numbering="true">
        <text:list-item>
          <text:p text:style-name="P93">Work is increasingly being restructured into interdependent work teams, yet app ofen remains based on the individual</text:p>
        </text:list-item>
        <text:list-item>
          <text:p text:style-name="P94">2 main variants of team appraisal</text:p>
        </text:list-item>
        <text:list-item>
          <text:p text:style-name="P95">Some approache s managers appraise team as a whole</text:p>
        </text:list-item>
        <text:list-item>
          <text:p text:style-name="P96">Manager makes no attempt to differentiate one member from another in perf terms</text:p>
        </text:list-item>
        <text:list-item>
          <text:p text:style-name="P97">Equal ratings and rewards ensue for all of the team regardless of perf</text:p>
        </text:list-item>
        <text:list-item>
          <text:p text:style-name="P98">In the other form, team members appraise each other usuall via the use of anonymous rating questionnaires</text:p>
        </text:list-item>
      </text:list>
      <text:soft-page-break/>
      <text:p text:style-name="P99">Competency based appraisal</text:p>
      <text:list text:style-name="LFO13" text:continue-numbering="true">
        <text:list-item>
          <text:p text:style-name="P100">Assessemtn of competencies in app has number of benefits</text:p>
        </text:list-item>
        <text:list-item>
          <text:p text:style-name="P101">Eval of competencies identified as central to a good job pef provides a useful focus for analysisng the progress an individual is making in the job</text:p>
        </text:list-item>
        <text:list-item>
          <text:p text:style-name="P102">Useful in directing employee attention to areas where there is scope for improvement</text:p>
        </text:list-item>
        <text:list-item>
          <text:p text:style-name="P103">Helps concentrate the app on the key area of perf and efectivness nad provides <text:s/>language for feedback</text:p>
        </text:list-item>
        <text:list-item>
          <text:p text:style-name="P104">Running costs involved and the wider critical debate surround the competency movement in general</text:p>
        </text:list-item>
      </text:list>
      <text:p text:style-name="P105"/>
      <text:p text:style-name="P106">Problems of performance appraisal</text:p>
      <text:list text:style-name="LFO14" text:continue-numbering="true">
        <text:list-item>
          <text:p text:style-name="P107">Everone loves to hate</text:p>
        </text:list-item>
        <text:list-item>
          <text:p text:style-name="P108">Ranks as the most disliked managerial activity</text:p>
        </text:list-item>
        <text:list-item>
          <text:p text:style-name="P109">Causes conflict between appraised and appraiser, has limited value and may be dysfunctional in the improvemtn of employee perf, its use contributes little to the strategic management of an org</text:p>
        </text:list-item>
        <text:list-item>
          <text:p text:style-name="P110">Argued to be riddled iht so many distorting effects<text:s/></text:p>
        </text:list-item>
        <text:list-item>
          <text:p text:style-name="P111">Most managers are not naturally good at conducting perf apps</text:p>
        </text:list-item>
        <text:list-item>
          <text:p text:style-name="P112">App meeting are reported as being short lived, ill structured and often bruising encounters</text:p>
        </text:list-item>
        <text:list-item>
          <text:p text:style-name="P113">Being subject to political manipulation also discredits apps</text:p>
        </text:list-item>
        <text:list-item>
          <text:p text:style-name="P114">Move to more object forms of perf app ncouraged by perf management modles often argued to overcome some of the subjective problems</text:p>
        </text:list-item>
        <text:list-item>
          <text:p text:style-name="P115">Measurement is often difficult</text:p>
        </text:list-item>
        <text:list-item>
          <text:p text:style-name="P116">Focus on short rather than long term</text:p>
        </text:list-item>
        <text:list-item>
          <text:p text:style-name="P117">Actions of the employee may account for little of the variability in the outcomes measured and thus the extent to which they are achievable is not wihin employees control</text:p>
        </text:list-item>
        <text:list-item>
          <text:p text:style-name="P118">Difficulty in achieving a balance between maintenance and innovator objs, in setting objs that cover the whole job so that perf does not get skewed to part of it and the lack of flexibility to redefine objs as circumstances change during the appraisal cycle</text:p>
        </text:list-item>
      </text:list>
      <text:p text:style-name="P119"/>
      <text:p text:style-name="P120">Conclusions</text:p>
      <text:list text:style-name="LFO15" text:continue-numbering="true">
        <text:list-item>
          <text:p text:style-name="P121">Now more widespread</text:p>
        </text:list-item>
        <text:list-item>
          <text:p text:style-name="P122">Critics gow in number</text:p>
        </text:list-item>
        <text:list-item>
          <text:p text:style-name="P123">Such vies are often based on little more than anecdote rather than solid resrech</text:p>
        </text:list-item>
        <text:list-item>
          <text:p text:style-name="P124">Many of the criticisms are based upon a hard and uncompromising model of perf app that is now less comonl found in practie and the ineffective way that many orgs implement appraisal</text:p>
        </text:list-item>
        <text:list-item>
          <text:p text:style-name="P125">Haveoften ignored many of the new dev</text:p>
        </text:list-item>
        <text:list-item>
          <text:p text:style-name="P126">Critics usally silent on what should replace it</text:p>
        </text:list-item>
        <text:list-item>
          <text:p text:style-name="P12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22T14:48:00Z</meta:creation-date>
    <dc:date>2014-12-22T16:10:00Z</dc:date>
    <meta:template xlink:href="Normal" xlink:type="simple"/>
    <meta:editing-cycles>3</meta:editing-cycles>
    <meta:editing-duration>PT4920S</meta:editing-duration>
    <meta:document-statistic meta:page-count="6" meta:paragraph-count="19" meta:word-count="1440" meta:character-count="9629" meta:row-count="68" meta:non-whitespace-character-count="8208"/>
  </office:meta>
</office:document-meta>
</file>